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f9ae" draw:textarea-horizontal-align="justify" draw:textarea-vertical-align="middle" draw:auto-grow-height="false" fo:min-height="1.909cm" fo:min-width="5.723cm"/>
    </style:style>
    <style:style style:name="gr2" style:family="graphic" style:parent-style-name="standard">
      <style:graphic-properties svg:stroke-color="#808080" draw:fill="solid" draw:fill-color="#fcd4d1" draw:textarea-horizontal-align="justify" draw:textarea-vertical-align="middle" draw:auto-grow-height="false" fo:min-height="1.909cm" fo:min-width="5.723cm"/>
    </style:style>
    <style:style style:name="gr3" style:family="graphic" style:parent-style-name="standard" style:list-style-name="L1">
      <style:graphic-properties svg:stroke-color="#808080" draw:fill="solid" draw:fill-color="#fcd4d1" draw:textarea-horizontal-align="justify" draw:textarea-vertical-align="middle" draw:auto-grow-height="false" fo:min-height="1.909cm" fo:min-width="5.723cm"/>
    </style:style>
    <style:style style:name="gr4" style:family="graphic" style:parent-style-name="standard">
      <style:graphic-properties svg:stroke-color="#808080" draw:fill="solid" draw:fill-color="#e0efd4" draw:textarea-horizontal-align="justify" draw:textarea-vertical-align="middle" draw:auto-grow-height="false" fo:min-height="1.909cm" fo:min-width="5.723cm"/>
    </style:style>
    <style:style style:name="gr5" style:family="graphic" style:parent-style-name="standard">
      <style:graphic-properties svg:stroke-color="#808080" draw:fill="solid" draw:fill-color="#bce4e5" draw:textarea-horizontal-align="justify" draw:textarea-vertical-align="middle" draw:auto-grow-height="false" fo:min-height="1.909cm" fo:min-width="5.723cm"/>
    </style:style>
    <style:style style:name="gr6" style:family="graphic" style:parent-style-name="standard">
      <style:graphic-properties draw:stroke="solid" draw:stroke-dash="Ultrafine_20_2_20_Dots_20_3_20_Dashes" svg:stroke-color="#808080" draw:fill="solid" draw:fill-color="#adc5e7" draw:textarea-horizontal-align="justify" draw:textarea-vertical-align="middle" draw:auto-grow-height="false" fo:min-height="1.909cm" fo:min-width="11.997cm"/>
    </style:style>
    <style:style style:name="gr7" style:family="graphic" style:parent-style-name="standard">
      <style:graphic-properties svg:stroke-color="#808080" draw:fill="solid" draw:fill-color="#dfcce4" draw:textarea-horizontal-align="justify" draw:textarea-vertical-align="middle" draw:auto-grow-height="false" fo:min-height="1.909cm" fo:min-width="5.723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="solid" draw:fill-color="#fff9a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 draw:fill-color="#fcd4d1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5" style:family="paragraph">
      <loext:graphic-properties draw:fill="solid" draw:fill-color="#fcd4d1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6" style:family="paragraph">
      <loext:graphic-properties draw:fill="solid" draw:fill-color="#e0efd4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solid" draw:fill-color="#bce4e5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solid" draw:fill-color="#adc5e7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dfcce4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159cm" svg:x="2.27cm" svg:y="3.87cm">
          <text:p text:style-name="P1"><text:span text:style-name="T1">Algebriskas identitātes,</text:span></text:p>
          <text:p text:style-name="P1"><text:span text:style-name="T1">polinomu aritmēti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159cm" svg:x="8.52cm" svg:y="3.87cm">
          <text:p text:style-name="P1"><text:span text:style-name="T1">Polinomu Z[x] īpašības,</text:span></text:p>
          <text:p text:style-name="P1"><text:span text:style-name="T1">lineāras sistēmas, </text:span></text:p>
          <text:p text:style-name="P1"><text:span text:style-name="T1">nevienādība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23cm" svg:height="2.159cm" svg:x="2.27cm" svg:y="1.67cm">
          <text:p text:style-name="P1"><text:span text:style-name="T1">Vispārīgi uzdevumu</text:span></text:p>
          <text:p text:style-name="P1"><text:span text:style-name="T1">risināšanas paņēmieni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23cm" svg:height="2.159cm" svg:x="8.52cm" svg:y="1.67cm">
          <text:p text:style-name="P4"><text:span text:style-name="T1">Eksperimenti,</text:span></text:p>
          <text:p text:style-name="P4"><text:span text:style-name="T1">konstruēšana un</text:span></text:p>
          <text:p text:style-name="P1"><text:span text:style-name="T1">indukcij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23cm" svg:height="2.159cm" svg:x="2.27cm" svg:y="6.07cm">
          <text:p text:style-name="P1"><text:span text:style-name="T1">Pirmreizinātāji, </text:span></text:p>
          <text:p text:style-name="P1"><text:span text:style-name="T1">dalītāju skaits,</text:span></text:p>
          <text:p text:style-name="P1"><text:span text:style-name="T1">pilnās pakāp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.223cm" svg:height="2.159cm" svg:x="8.52cm" svg:y="6.07cm">
          <text:p text:style-name="P1"><text:span text:style-name="T1">LKD un MKD, </text:span></text:p>
          <text:p text:style-name="P1"><text:span text:style-name="T1">pirmreizinātāja </text:span></text:p>
          <text:p text:style-name="P1"><text:span text:style-name="T1">augstākā pakāp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3cm" svg:height="2.159cm" svg:x="2.27cm" svg:y="8.27cm">
          <text:p text:style-name="P1"><text:span text:style-name="T1">Paritāte, atlikumi,</text:span></text:p>
          <text:p text:style-name="P1"><text:span text:style-name="T1">modulārā aritmētik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223cm" svg:height="2.159cm" svg:x="8.52cm" svg:y="8.27cm">
          <text:p text:style-name="P1"><text:span text:style-name="T1">Lineāras</text:span></text:p>
          <text:p text:style-name="P1"><text:span text:style-name="T1">kongruences,</text:span></text:p>
          <text:p text:style-name="P1"><text:span text:style-name="T1">Fermā/Eilera teorēma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2.497cm" svg:height="2.159cm" svg:x="2.27cm" svg:y="10.47cm">
          <text:p text:style-name="P1"><text:span text:style-name="T1">Skaitļa decimālieraksts, </text:span></text:p>
          <text:p text:style-name="P1"><text:span text:style-name="T1">ciparu kombinēšana un pārvietošana, </text:span></text:p>
          <text:p text:style-name="P1"><text:span text:style-name="T1">dalāmības pazīm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223cm" svg:height="2.159cm" svg:x="2.27cm" svg:y="12.67cm">
          <text:p text:style-name="P1"><text:span text:style-name="T1">Aritmētiskas un </text:span></text:p>
          <text:p text:style-name="P1"><text:span text:style-name="T1">ģeometriskas </text:span></text:p>
          <text:p text:style-name="P1"><text:span text:style-name="T1">progresija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6.223cm" svg:height="2.159cm" svg:x="8.52cm" svg:y="12.67cm">
          <text:p text:style-name="P1"><text:span text:style-name="T1">Virkņu īpašības,</text:span></text:p>
          <text:p text:style-name="P1"><text:span text:style-name="T1">summēšana, cikliskum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7:45:03.538452703</meta:creation-date>
    <dc:date>2019-06-18T18:11:01.843063618</dc:date>
    <meta:editing-duration>PT5M31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